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fo:min-height="3.256cm"/>
    </style:style>
    <style:style style:name="pr2" style:family="presentation" style:parent-style-name="Glossy-outline1">
      <style:graphic-properties fo:min-height="13.609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title">
      <style:graphic-properties draw:fill-color="#ffffff" draw:auto-grow-height="true" fo:min-height="3.507cm"/>
    </style:style>
    <style:style style:name="pr5" style:family="presentation" style:parent-style-name="Glossy-outline1">
      <style:graphic-properties draw:fill-color="#ffffff" draw:auto-grow-height="true" fo:min-height="13.86cm"/>
    </style:style>
    <style:style style:name="pr6" style:family="presentation" style:parent-style-name="Glossy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En analys av Sudokulösare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Av: Patrik Berggren och David Nils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Översikt</text:p>
          </draw:text-box>
        </draw:frame>
        <draw:frame presentation:style-name="pr5" draw:text-style-name="P2" draw:layer="layout" svg:width="25.199cm" svg:height="13.86cm" svg:x="1.4cm" svg:y="4.714cm" presentation:class="outline" presentation:user-transformed="true">
          <draw:text-box>
            <text:list text:style-name="L2">
              <text:list-item>
                <text:p>Flera olika lösningsmetoder undersöktes</text:p>
              </text:list-item>
              <text:list-item>
                <text:p>Fokus på signifikanta prestandaresultat</text:p>
              </text:list-item>
              <text:list-item>
                <text:p>Även om parallelisering och genere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Bakgrund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Sudoku ur ett datatekniskt perspektiv</text:p>
                <text:list>
                  <text:list-item>
                    <text:p>Komplexitet</text:p>
                  </text:list-item>
                  <text:list-item>
                    <text:p>Lösningsapproacher</text:p>
                  </text:list-item>
                </text:list>
              </text:list-item>
              <text:list-item>
                <text:p>Sudoku-pussel<text:tab/></text:p>
                <text:list>
                  <text:list-item>
                    <text:p>Olika antal givna ledtrådar</text:p>
                  </text:list-item>
                  <text:list-item>
                    <text:p>Varierande svårighetsgr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Deterministiska algoritmer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Backtrack</text:p>
                <text:list>
                  <text:list-item>
                    <text:p>Brute-force</text:p>
                  </text:list-item>
                  <text:list-item>
                    <text:p>För varje steg väljs en rot</text:p>
                  </text:list-item>
                </text:list>
              </text:list-item>
              <text:list-item>
                <text:p>Regelbaserad</text:p>
                <text:list>
                  <text:list-item>
                    <text:p>Uppsättning regler som appliceras</text:p>
                  </text:list-item>
                  <text:list-item>
                    <text:p>En blandning av heurstik och brute-fo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Stokastisk: Boltzmann-maskin</text:p>
          </draw:text-box>
        </draw:frame>
        <draw:frame presentation:style-name="pr2" draw:layer="layout" svg:width="25.199cm" svg:height="13.609cm" svg:x="1.5cm" svg:y="4.891cm" presentation:class="outline" presentation:user-transformed="true">
          <draw:text-box>
            <text:list text:style-name="L2">
              <text:list-item>
                <text:p>Generaliserat artificiellt neuralt nätverk</text:p>
              </text:list-item>
              <text:list-item>
                <text:p>Översikt över algoritmen:</text:p>
                <text:list>
                  <text:list-item>
                    <text:p>Sudoku-pussel kodas som constraints</text:p>
                  </text:list-item>
                  <text:list-item>
                    <text:p>Stegvis uppdatering av nätverket</text:p>
                  </text:list-item>
                  <text:list-item>
                    <text:p>Minskande temperatur över tid</text:p>
                  </text:list-item>
                </text:list>
              </text:list-item>
              <text:list-item>
                <text:p>Temperaturen bestämmer aktiviteten</text:p>
                <text:list>
                  <text:list-item>
                    <text:p>Kontrolleras typiskt av simulated annealing</text:p>
                  </text:list-item>
                  <text:list-item>
                    <text:p>Olika parametr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Metod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Hur mäts prestanda med signifikans?</text:p>
                <text:list>
                  <text:list-item>
                    <text:p>Varierande belastning</text:p>
                  </text:list-item>
                  <text:list-item>
                    <text:p>Stokastika algoritmer</text:p>
                  </text:list-item>
                  <text:list-item>
                    <text:p>Bootstrapping för okända fördelningar</text:p>
                  </text:list-item>
                </text:list>
              </text:list-item>
              <text:list-item>
                <text:p>Hur generaliseras lösningsprestanda?</text:p>
                <text:list>
                  <text:list-item>
                    <text:p>Många olika pussel testas</text:p>
                  </text:list-item>
                  <text:list-item>
                    <text:p>Bygg fördelningar för varje algorit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Resultat: Backtrack</text:p>
          </draw:text-box>
        </draw:frame>
        <draw:frame presentation:style-name="pr2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Resultat: Regelbaserad</text:p>
          </draw:text-box>
        </draw:frame>
        <draw:frame presentation:style-name="pr2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Resultat: Boltzmann-maskin</text:p>
          </draw:text-box>
        </draw:frame>
        <draw:frame presentation:style-name="pr2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Sammanfattning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Stora prestandaskillnader</text:p>
              </text:list-item>
              <text:list-item>
                <text:p>Statistik signifikans ställer krav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Tack för oss!</text:p>
          </draw:text-box>
        </draw:frame>
        <draw:frame presentation:style-name="pr2" draw:text-style-name="P4" draw:layer="layout" svg:width="25.199cm" svg:height="13.609cm" svg:x="1.4cm" svg:y="4.914cm" presentation:class="outline">
          <draw:text-box>
            <text:list text:style-name="L2">
              <text:list-header>
                <text:p text:style-name="P4"/>
                <text:p text:style-name="P4"/>
                <text:p text:style-name="P4"/>
                <text:p text:style-name="P4">Frågor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 draw:page-number="2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2-04-21T15:30:07</meta:creation-date>
    <dc:language>fi-FI</dc:language>
    <meta:editing-cycles>8</meta:editing-cycles>
    <meta:editing-duration>PT00H45M00S</meta:editing-duration>
    <meta:initial-creator>Patrik Berggren</meta:initial-creator>
    <dc:date>2012-04-21T16:15:04</dc:date>
    <dc:creator>Patrik Berggren</dc:creator>
    <meta:document-statistic meta:object-count="68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2/share/template/en-US/presnt/Glossy.otp"/>
  </office:meta>
</office:document-meta>
</file>